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B000000A285B2B92B3DC0B3A0.png" manifest:media-type="image/png"/>
  <manifest:file-entry manifest:full-path="Pictures/100000010000015E000000A0D1AF4A5B6948A7FF.png" manifest:media-type="image/png"/>
  <manifest:file-entry manifest:full-path="Pictures/100000010000015B0000009CFBC45A6227EB35F1.png" manifest:media-type="image/png"/>
  <manifest:file-entry manifest:full-path="Pictures/1000000100000155000000A38E478953C506EC68.png" manifest:media-type="image/png"/>
  <manifest:file-entry manifest:full-path="Pictures/1000000100000153000000A0C1BED95BE95C54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Just Me Again Down Here" svg:font-family="'Just Me Again Down He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text-properties style:font-name="Bahnschrift" officeooo:rsid="001afac5" officeooo:paragraph-rsid="001afac5"/>
    </style:style>
    <style:style style:name="T1" style:family="text">
      <style:text-properties officeooo:rsid="001c295f"/>
    </style:style>
    <style:style style:name="T2" style:family="text">
      <style:text-properties officeooo:rsid="001df0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draw:frame draw:style-name="fr1" draw:name="Image1" text:anchor-type="char" svg:width="9.26cm" svg:height="4.233cm" draw:z-index="0"><draw:image xlink:href="Pictures/100000010000015E000000A0D1AF4A5B6948A7FF.png" xlink:type="simple" xlink:show="embed" xlink:actuate="onLoad" draw:mime-type="image/png"/></draw:frame><text:span text:style-name="T1">)Clap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b)<draw:frame draw:style-name="fr1" draw:name="Image2" text:anchor-type="char" svg:width="9.183cm" svg:height="4.286cm" draw:z-index="1"><draw:image xlink:href="Pictures/100000010000015B000000A285B2B92B3DC0B3A0.png" xlink:type="simple" xlink:show="embed" xlink:actuate="onLoad" draw:mime-type="image/png"/></draw:frame><text:span text:style-name="T1">OU Grave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c)<draw:frame draw:style-name="fr1" draw:name="Image3" text:anchor-type="char" svg:width="9.022cm" svg:height="4.313cm" draw:z-index="2"><draw:image xlink:href="Pictures/1000000100000155000000A38E478953C506EC68.png" xlink:type="simple" xlink:show="embed" xlink:actuate="onLoad" draw:mime-type="image/png"/></draw:frame><text:span text:style-name="T1">OU Grave Varié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)<draw:frame draw:style-name="fr1" draw:name="Image4" text:anchor-type="char" svg:width="9.183cm" svg:height="4.128cm" draw:z-index="3"><draw:image xlink:href="Pictures/100000010000015B0000009CFBC45A6227EB35F1.png" xlink:type="simple" xlink:show="embed" xlink:actuate="onLoad" draw:mime-type="image/png"/></draw:frame><text:span text:style-name="T1">OU A</text:span><text:span text:style-name="T2">igü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)<draw:frame draw:style-name="fr1" draw:name="Image5" text:anchor-type="char" svg:width="8.969cm" svg:height="4.233cm" draw:z-index="4"><draw:image xlink:href="Pictures/1000000100000153000000A0C1BED95BE95C54E7.png" xlink:type="simple" xlink:show="embed" xlink:actuate="onLoad" draw:mime-type="image/png"/></draw:frame><text:span text:style-name="T1">Diapas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" svg:font-family="Bahnschrift" style:font-family-generic="swiss" style:font-pitch="variable"/>
    <style:font-face style:name="Just Me Again Down Here" svg:font-family="'Just Me Again Down He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2T14:29:29.438000000</meta:creation-date>
    <dc:date>2022-09-12T14:43:17.860000000</dc:date>
    <meta:editing-duration>PT3M37S</meta:editing-duration>
    <meta:editing-cycles>2</meta:editing-cycles>
    <meta:generator>LibreOffice/7.2.5.2$Windows_X86_64 LibreOffice_project/499f9727c189e6ef3471021d6132d4c694f357e5</meta:generator>
    <meta:document-statistic meta:table-count="0" meta:image-count="5" meta:object-count="0" meta:page-count="1" meta:paragraph-count="5" meta:word-count="9" meta:character-count="103" meta:non-whitespace-character-count="47"/>
  </office:meta>
</office:document-meta>
</file>